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2f5d" officeooo:paragraph-rsid="00082f5d"/>
    </style:style>
    <style:style style:name="P2" style:family="paragraph" style:parent-style-name="Text_20_body">
      <style:text-properties officeooo:rsid="00082f5d" officeooo:paragraph-rsid="000a9104"/>
    </style:style>
    <style:style style:name="P3" style:family="paragraph" style:parent-style-name="Text_20_body">
      <style:text-properties officeooo:rsid="000a9104" officeooo:paragraph-rsid="000a9104"/>
    </style:style>
    <style:style style:name="P4" style:family="paragraph" style:parent-style-name="Title">
      <style:text-properties officeooo:rsid="00082f5d" officeooo:paragraph-rsid="00082f5d"/>
    </style:style>
    <style:style style:name="P5" style:family="paragraph" style:parent-style-name="Text_20_body">
      <style:text-properties officeooo:rsid="00082f5d" officeooo:paragraph-rsid="00082f5d"/>
    </style:style>
    <style:style style:name="P6" style:family="paragraph" style:parent-style-name="Text_20_body">
      <style:text-properties officeooo:rsid="000a9104" officeooo:paragraph-rsid="00082f5d"/>
    </style:style>
    <style:style style:name="P7" style:family="paragraph" style:parent-style-name="Text_20_body">
      <style:text-properties officeooo:rsid="000af17c" officeooo:paragraph-rsid="000af17c"/>
    </style:style>
    <style:style style:name="T1" style:family="text">
      <style:text-properties officeooo:rsid="00084b33"/>
    </style:style>
    <style:style style:name="T2" style:family="text">
      <style:text-properties officeooo:rsid="000a066f"/>
    </style:style>
    <style:style style:name="T3" style:family="text">
      <style:text-properties officeooo:rsid="000a91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eadme- Bullet.cpp</text:p>
      <text:p text:style-name="P1">OBJECTIVES:</text:p>
      <text:p text:style-name="P1">Creates and manages a bullet including maintaining range, removing from</text:p>
      <text:p text:style-name="P1">scene etc.</text:p>
      <text:p text:style-name="P1">QT FEATURES USED:</text:p>
      <text:p text:style-name="P1">QPixmap – Adds graphics by giving an image for the bullet.</text:p>
      <text:p text:style-name="P1">qmath.h – Provides additional math functions for manipulating movement</text:p>
      <text:p text:style-name="P1">of the bullet.</text:p>
      <text:p text:style-name="P2">QObject – included for making use of slots. <text:s/></text:p>
      <text:p text:style-name="P1">VARIABLES AND MEMBER FUNCTIONS:</text:p>
      <text:p text:style-name="P6">maxRange – indicates the maximum range that a bullet can travel.</text:p>
      <text:p text:style-name="P6">distanceTravelled – keeps note of the distance travelled by the bullet.</text:p>
      <text:p text:style-name="P6">*s – points to the ship colliding with the bullet.</text:p>
      <text:p text:style-name="P6">theta, dx, dy – manipulates rotation and movement of the bullet.</text:p>
      <text:p text:style-name="P6">move() - moves the bullet forward</text:p>
      <text:p text:style-name="P7">active – indicates whether bullet is present in scene or removed</text:p>
      <text:p text:style-name="P7">damage – value by which bullet reduces health of ship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6pt" fo:font-style="itali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00:59:14.816097106</meta:creation-date>
    <dc:date>2018-03-07T12:27:45.195021191</dc:date>
    <meta:editing-duration>PT1M45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7" meta:word-count="114" meta:character-count="745" meta:non-whitespace-character-count="637"/>
  </office:meta>
</office:document-meta>
</file>